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file-entry manifest:full-path="content.xml" manifest:media-type="text/xml"/>
  <manifest:file-entry manifest:full-path="styles.xml" manifest:media-type="text/xml"/>
  <manifest:file-entry manifest:full-path="manifest.rdf" manifest:media-type="application/rdf+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styles.xml" manifest:media-type="text/xml"/>
  <manifest:file-entry manifest:full-path="Object 1/" manifest:version="1.2" manifest:media-type="application/vnd.oasis.opendocument.graphics"/>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graphic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0e3b3f"/>
    </style:style>
    <style:style style:name="P2" style:family="paragraph" style:parent-style-name="Standard" style:list-style-name="L1">
      <style:text-properties officeooo:paragraph-rsid="000e3b3f"/>
    </style:style>
    <style:style style:name="P3" style:family="paragraph" style:parent-style-name="Standard">
      <style:text-properties officeooo:paragraph-rsid="000eadea"/>
    </style:style>
    <style:style style:name="T1" style:family="text">
      <style:text-properties officeooo:rsid="000e3b3f"/>
    </style:style>
    <style:style style:name="T2" style:family="text">
      <style:text-properties officeooo:rsid="000eadea"/>
    </style:style>
    <style:style style:name="fr1" style:family="graphic" style:parent-style-name="OLE">
      <style:graphic-properties style:horizontal-pos="center" style:horizontal-rel="paragraph" draw:ole-draw-aspect="1"/>
    </style:style>
    <style:style style:name="fr2"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Classe Q</text:span><text:span text:style-name="T2">E</text:span><text:span text:style-name="T1">llipseSlider</text:span></text:p>
      <text:p text:style-name="P1"><text:span text:style-name="T1"/></text:p>
      <text:p text:style-name="P1"><text:span text:style-name="T1">Cette classe sert à gérer les dimensions d'un bloc du mannequin et affiche des sliders, etc... pour modifier ces dimensions. Il permet de faire le lien entre le périmètre d'une dimension d'une personne (tour de taille, de hanche, de poitrine) et les déplacements des blocs.</text:span></text:p>
      <text:p text:style-name="P1"><text:span text:style-name="T1"/></text:p>
      <text:p text:style-name="P1"><text:span text:style-name="T1">Il part de la considération que le tour de taille, de hanche ou de poitrine mesuré est assimilable à une elipse.</text:span></text:p>
      <text:p text:style-name="P1"><text:span text:style-name="T1">Vue en coupe de haut du mannequin :</text:span></text:p>
      <text:p text:style-name="P1"><text:span text:style-name="T1"/></text:p>
      <text:p text:style-name="P1"><draw:frame draw:style-name="fr1" draw:name="Objet1" text:anchor-type="paragraph" svg:width="14.101cm" svg:height="9.999cm" draw:z-index="0"><draw:object xlink:href="./Object 1" xlink:type="simple" xlink:show="embed" xlink:actuate="onLoad"/><draw:image xlink:href="./ObjectReplacements/Object 1" xlink:type="simple" xlink:show="embed" xlink:actuate="onLoad"/></draw:frame><text:span text:style-name="T1">Cette classe part du principe qu'il y a déplacement symétrique des blocs de côté.</text:span></text:p>
      <text:p text:style-name="P1"><text:span text:style-name="T1">Un déplacement de 1cm d'un bloc de côté correspond donc à un élargissement de 2cm.</text:span></text:p>
      <text:p text:style-name="P1"><text:span text:style-name="T1">Un déplacement de 1cm d'un bloc avant correspond à un élargissement de 1cm.</text:span></text:p>
      <text:p text:style-name="P1"><text:span text:style-name="T1"/></text:p>
      <text:p text:style-name="P1"><text:span text:style-name="T1">Le périmètre est calculé à partir des données suivantes :</text:span></text:p>
      <text:list xml:id="list8653662858275308432" text:style-name="L1">
        <text:list-item>
          <text:p text:style-name="P2"><text:span text:style-name="T1">Dimensions de la structure du mannequin (m_sideBaseOffset et m_frontBaseOffset)</text:span></text:p>
        </text:list-item>
        <text:list-item>
          <text:p text:style-name="P2"><text:span text:style-name="T1">Épaisseur des blocs (m_sideBlockOffset et m_frontBlockOffset)</text:span></text:p>
        </text:list-item>
        <text:list-item>
          <text:p text:style-name="P2"><text:span text:style-name="T1">Dimensions totales du mannequin, blocs et déplacement des blocs compris (m_sideSize, m_frontSize)</text:span></text:p>
        </text:list-item>
      </text:list>
      <text:p text:style-name="P1"><text:span text:style-name="T1">Le périmètre et la position nécessaire de la crémaillère pour atteindre ce périmètre sont recalculés en fonctions des sliders.</text:span></text:p>
      <text:p text:style-name="P1"><text:span text:style-name="T1"/></text:p>
      <text:p text:style-name="P3"><draw:frame draw:style-name="fr2" draw:name="Objet2" text:anchor-type="paragraph" svg:width="14.099cm" svg:height="9.999cm" draw:z-index="1"><draw:object xlink:href="./Object 2" xlink:type="simple" xlink:show="embed" xlink:actuate="onLoad"/><draw:image xlink:href="./ObjectReplacements/Object 2" xlink:type="simple" xlink:show="embed" xlink:actuate="onLoad"/><svg:desc>Objet OLE</svg:desc></draw:frame><text:soft-page-break/><text:span text:style-name="T2">Lorsque l'utilisateur bouge un slider, les dimensions m_sideSize et m_frontSize sont recalculées en prenant en compte si le bouton de verrouillage du périmètre est pressé.</text:span></text:p>
      <text:p text:style-name="P3"><text:span text:style-name="T2">S'il est pressé, l'autre dimension (m_sideSize ou m_frontSize) est recalculées pour maintenir le périmètre constant.</text:span></text:p>
      <text:p text:style-name="P3"><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9T10:54:40</meta:creation-date>
    <dc:date>2013-06-19T11:20:00</dc:date>
    <meta:editing-duration>PT9M8S</meta:editing-duration>
    <meta:editing-cycles>1</meta:editing-cycles>
    <meta:document-statistic meta:table-count="0" meta:image-count="0" meta:object-count="2" meta:page-count="2" meta:paragraph-count="14" meta:word-count="217" meta:character-count="1389" meta:non-whitespace-character-count="1189"/>
    <meta:generator>LibreOffice/4.0.2.2$Linux_x86 LibreOffice_project/400m0$Build-2</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textarea-vertical-align="middle" draw:auto-grow-height="false" fo:min-height="0.749cm" fo:min-width="0.499cm"/>
    </style:style>
    <style:style style:name="gr3" style:family="graphic" style:parent-style-name="objectwithoutfill">
      <style:graphic-properties draw:fill="none" draw:textarea-vertical-align="middle"/>
    </style:style>
    <style:style style:name="gr4" style:family="graphic" style:parent-style-name="standard">
      <style:graphic-properties draw:stroke="none" svg:stroke-color="#000000" draw:fill="none" draw:fill-color="#ffffff" fo:min-height="0.9cm"/>
    </style:style>
    <style:style style:name="gr5" style:family="graphic" style:parent-style-name="standard">
      <style:graphic-properties draw:stroke="none" svg:stroke-color="#000000" draw:fill="none" draw:fill-color="#ffffff" fo:min-height="1cm"/>
    </style:style>
    <style:style style:name="gr6" style:family="graphic" style:parent-style-name="standard">
      <style:graphic-properties draw:stroke="none" svg:stroke-color="#000000" draw:fill="none" draw:fill-color="#ffffff" fo:min-height="0.65cm"/>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4.8cm" svg:height="2cm" svg:x="4.9cm" svg:y="3.8cm">
          <text:p/>
          <draw:enhanced-geometry svg:viewBox="0 0 21600 21600" draw:type="rectangle" draw:enhanced-path="M 0 0 L 21600 0 21600 21600 0 21600 0 0 Z N"/>
        </draw:custom-shape>
        <draw:custom-shape draw:style-name="gr2" draw:text-style-name="P1" draw:layer="layout" svg:width="4.8cm" svg:height="2cm" svg:x="4.9cm" svg:y="2cm">
          <text:p/>
          <draw:enhanced-geometry draw:glue-point-type="segments" draw:type="mso-spt100" draw:modifiers="-0.713880894754657 179.70903085986"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2" draw:text-style-name="P1" draw:layer="layout" svg:width="1.7cm" svg:height="2cm" svg:x="3.1cm" svg:y="3.9cm">
          <text:p/>
          <draw:enhanced-geometry draw:glue-point-type="segments" draw:type="mso-spt100" draw:modifiers="-90.1090418913758 90.0509172638717"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2" draw:text-style-name="P1" draw:layer="layout" svg:width="1.7cm" svg:height="2cm" svg:x="9.9cm" svg:y="3.9cm">
          <text:p/>
          <draw:enhanced-geometry draw:glue-point-type="segments" draw:type="mso-spt100" draw:modifiers="89.1031848851515 -89.335383480418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line draw:style-name="gr3" draw:text-style-name="P1" draw:layer="layout" svg:x1="6.6cm" svg:y1="5.3cm" svg:x2="6.6cm" svg:y2="7.6cm">
          <text:p/>
        </draw:line>
        <draw:line draw:style-name="gr3" draw:text-style-name="P1" draw:layer="layout" svg:x1="3.6cm" svg:y1="5.2cm" svg:x2="3.6cm" svg:y2="7cm">
          <text:p/>
        </draw:line>
        <draw:line draw:style-name="gr3" draw:text-style-name="P1" draw:layer="layout" svg:x1="11.1cm" svg:y1="5.1cm" svg:x2="11.1cm" svg:y2="6.7cm">
          <text:p/>
        </draw:line>
        <draw:line draw:style-name="gr3" draw:text-style-name="P1" draw:layer="layout" svg:x1="7.6cm" svg:y1="2.2cm" svg:x2="9.5cm" svg:y2="1.8cm">
          <text:p/>
        </draw:line>
        <draw:frame draw:style-name="gr4" draw:layer="layout" svg:width="4.6cm" svg:height="1.15cm" svg:x="1.2cm" svg:y="6.85cm">
          <draw:text-box>
            <text:p>Bloc de côté</text:p>
          </draw:text-box>
        </draw:frame>
        <draw:frame draw:style-name="gr5" draw:layer="layout" svg:width="4.6cm" svg:height="1.673cm" svg:x="4.6cm" svg:y="7.827cm">
          <draw:text-box>
            <text:p>Structure du Mannequin</text:p>
          </draw:text-box>
        </draw:frame>
        <draw:frame draw:style-name="gr6" draw:layer="layout" svg:width="4cm" svg:height="0.962cm" svg:x="9.4cm" svg:y="6.7cm">
          <draw:text-box>
            <text:p>Bloc de côté</text:p>
          </draw:text-box>
        </draw:frame>
        <draw:frame draw:style-name="gr4" draw:layer="layout" svg:width="3.9cm" svg:height="1.15cm" svg:x="9.6cm" svg:y="1.25cm">
          <draw:text-box>
            <text:p>Bloc avant</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fr" fo:country="FR"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textarea-vertical-align="middle" draw:auto-grow-height="false" fo:min-height="0.749cm" fo:min-width="0.499cm"/>
    </style:style>
    <style:style style:name="gr3" style:family="graphic" style:parent-style-name="standard">
      <style:graphic-properties svg:stroke-color="#000000" draw:marker-start="Arrow" draw:marker-start-width="0.3cm" draw:marker-end="Arrow" draw:marker-end-width="0.3cm" draw:fill="none" draw:fill-color="#000000" draw:textarea-vertical-align="middle" draw:shadow="hidden"/>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font-size="12pt" style:font-size-asian="12pt" style:font-size-complex="12pt"/>
    </style:style>
    <style:style style:name="P3" style:family="paragraph">
      <style:text-properties fo:font-size="9pt" style:font-size-asian="9pt" style:font-size-complex="9pt"/>
    </style:style>
    <style:style style:name="T1" style:family="text">
      <style:text-properties fo:font-size="9pt" style:font-size-asian="9pt"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4.8cm" svg:height="2cm" svg:x="4.9cm" svg:y="3.8cm">
          <text:p/>
          <draw:enhanced-geometry svg:viewBox="0 0 21600 21600" draw:type="rectangle" draw:enhanced-path="M 0 0 L 21600 0 21600 21600 0 21600 0 0 Z N"/>
        </draw:custom-shape>
        <draw:custom-shape draw:style-name="gr2" draw:text-style-name="P1" draw:layer="layout" svg:width="4.8cm" svg:height="2.1cm" svg:x="4.973cm" svg:y="1.5cm">
          <text:p/>
          <draw:enhanced-geometry draw:glue-point-type="segments" draw:type="mso-spt100" draw:modifiers="-0.713880894754657 179.70903085986"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2" draw:text-style-name="P1" draw:layer="layout" svg:width="1.7cm" svg:height="2cm" svg:x="2.9cm" svg:y="3.8cm">
          <text:p/>
          <draw:enhanced-geometry draw:glue-point-type="segments" draw:type="mso-spt100" draw:modifiers="-90.1090418913758 90.0509172638717"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2" draw:text-style-name="P1" draw:layer="layout" svg:width="1.7cm" svg:height="2cm" svg:x="9.9cm" svg:y="3.8cm">
          <text:p/>
          <draw:enhanced-geometry draw:glue-point-type="segments" draw:type="mso-spt100" draw:modifiers="89.1031848851515 -89.335383480418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line draw:style-name="gr3" draw:text-style-name="P1" draw:layer="layout" svg:x1="4.9cm" svg:y1="6cm" svg:x2="9.7cm" svg:y2="6cm">
          <text:p/>
        </draw:line>
        <draw:line draw:style-name="gr3" draw:text-style-name="P1" draw:layer="layout" svg:x1="9.5cm" svg:y1="5.7cm" svg:x2="9.5cm" svg:y2="3.9cm">
          <text:p/>
        </draw:line>
        <draw:line draw:style-name="gr3" draw:text-style-name="P1" draw:layer="layout" svg:x1="2.5cm" svg:y1="6cm" svg:x2="3.8cm" svg:y2="6cm">
          <text:p/>
        </draw:line>
        <draw:line draw:style-name="gr3" draw:text-style-name="P1" draw:layer="layout" svg:x1="10.8cm" svg:y1="6cm" svg:x2="12.1cm" svg:y2="6cm">
          <text:p/>
        </draw:line>
        <draw:line draw:style-name="gr3" draw:text-style-name="P1" draw:layer="layout" svg:x1="9.9cm" svg:y1="2.7cm" svg:x2="9.9cm" svg:y2="1.5cm">
          <text:p/>
        </draw:line>
        <draw:line draw:style-name="gr3" draw:text-style-name="P1" draw:layer="layout" svg:x1="2.5cm" svg:y1="7.6cm" svg:x2="11.7cm" svg:y2="7.6cm">
          <text:p/>
        </draw:line>
        <draw:line draw:style-name="gr3" draw:text-style-name="P1" draw:layer="layout" svg:x1="12.3cm" svg:y1="6.1cm" svg:x2="12.3cm" svg:y2="1.5cm">
          <text:p/>
        </draw:line>
        <draw:frame draw:style-name="gr4" draw:text-style-name="P2" draw:layer="layout" svg:width="2.695cm" svg:height="0.725cm" svg:x="5.8cm" svg:y="7.6cm">
          <draw:text-box>
            <text:p text:style-name="P2">m_sideSize</text:p>
          </draw:text-box>
        </draw:frame>
        <draw:frame draw:style-name="gr4" draw:text-style-name="P2" draw:layer="layout" svg:width="3.965cm" svg:height="0.725cm" svg:x="5.635cm" svg:y="6.075cm">
          <draw:text-box>
            <text:p text:style-name="P2">m_sideBaseOffset</text:p>
          </draw:text-box>
        </draw:frame>
        <draw:frame draw:style-name="gr4" draw:text-style-name="P3" draw:layer="layout" svg:width="3.161cm" svg:height="0.607cm" svg:x="1.739cm" svg:y="6.1cm">
          <draw:text-box>
            <text:p text:style-name="P3"><text:span text:style-name="T1">m_sideBlockOffset</text:span></text:p>
          </draw:text-box>
        </draw:frame>
        <draw:frame draw:style-name="gr4" draw:text-style-name="P2" draw:layer="layout" svg:width="3.965cm" svg:height="0.725cm" svg:x="5.636cm" svg:y="6.076cm">
          <draw:text-box>
            <text:p text:style-name="P2">m_sideBaseOffset</text:p>
          </draw:text-box>
        </draw:frame>
        <draw:frame draw:style-name="gr4" draw:text-style-name="P3" draw:layer="layout" svg:width="3.161cm" svg:height="0.607cm" svg:x="9.74cm" svg:y="6.101cm">
          <draw:text-box>
            <text:p text:style-name="P3"><text:span text:style-name="T1">m_sideBlockOffset</text:span></text:p>
          </draw:text-box>
        </draw:frame>
        <draw:frame draw:style-name="gr4" draw:text-style-name="P3" draw:layer="layout" svg:width="3.211cm" svg:height="0.607cm" svg:x="6.6cm" svg:y="1.8cm">
          <draw:text-box>
            <text:p text:style-name="P3"><text:span text:style-name="T1">m_frontBlockOffset</text:span></text:p>
          </draw:text-box>
        </draw:frame>
        <draw:frame draw:style-name="gr4" draw:text-style-name="P2" draw:layer="layout" svg:width="4.037cm" svg:height="0.725cm" svg:x="5.635cm" svg:y="4.4cm">
          <draw:text-box>
            <text:p text:style-name="P2">m_frontBaseOffset</text:p>
          </draw:text-box>
        </draw:frame>
        <draw:frame draw:style-name="gr4" draw:text-style-name="P2" draw:layer="layout" svg:width="2.767cm" svg:height="0.725cm" svg:x="10.633cm" svg:y="2.7cm">
          <draw:text-box>
            <text:p text:style-name="P2">m_frontSize</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fr" fo:country="FR"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